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2" manifest:media-type="application/vnd.sun.star.oleobject"/>
  <manifest:file-entry manifest:full-path="Object 8" manifest:media-type="application/vnd.sun.star.oleobject"/>
  <manifest:file-entry manifest:full-path="Object 7" manifest:media-type="application/vnd.sun.star.oleobjec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0" manifest:media-type=""/>
  <manifest:file-entry manifest:full-path="content.xml" manifest:media-type="text/xml"/>
  <manifest:file-entry manifest:full-path="Object 9" manifest:media-type="application/vnd.sun.star.oleobject"/>
  <manifest:file-entry manifest:full-path="Object 10" manifest:media-type="application/vnd.sun.star.oleobject"/>
  <manifest:file-entry manifest:full-path="Object 1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11" manifest:media-type="application/vnd.sun.star.oleobject"/>
  <manifest:file-entry manifest:full-path="styles.xml" manifest:media-type="text/xml"/>
  <manifest:file-entry manifest:full-path="Thumbnails/thumbnail.png" manifest:media-type="image/png"/>
  <manifest:file-entry manifest:full-path="Object 5" manifest:media-type="application/vnd.sun.star.oleobject"/>
  <manifest:file-entry manifest:full-path="Pictures/1000000000000008000000089B81714DDCA7E3B3.png" manifest:media-type="image/png"/>
  <manifest:file-entry manifest:full-path="Pictures/1000000000000008000000081F65A3F3C219BC6D.png" manifest:media-type="image/png"/>
  <manifest:file-entry manifest:full-path="Object 6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Linotype1" svg:font-family="'Frutiger Linotype'" style:font-family-generic="roman" style:font-pitch="variable"/>
    <style:font-face style:name="Frutiger Linotype4" svg:font-family="'Frutiger Linotype'" style:font-adornments="Fett Kursiv" style:font-family-generic="roman" style:font-pitch="variable"/>
    <style:font-face style:name="Frutiger Linotype2" svg:font-family="'Frutiger Linotype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inotype" svg:font-family="'Frutiger Linotype'" style:font-family-generic="swiss" style:font-pitch="variable"/>
    <style:font-face style:name="Frutiger Linotype5" svg:font-family="'Frutiger Linotype'" style:font-adornments="Fett Kursiv" style:font-family-generic="swiss" style:font-pitch="variable"/>
    <style:font-face style:name="Frutiger Linotype3" svg:font-family="'Frutiger Linotype'" style:font-adornments="Standard" style:font-family-generic="swiss" style:font-pitch="variable"/>
    <style:font-face style:name="Times1" svg:font-family="Times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ff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141cm" svg:stroke-color="#ffffff" draw:marker-end="Linienende_20_1" draw:marker-end-width="0.42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141cm" svg:stroke-color="#00ffff" draw:marker-end="Linienende_20_2" draw:marker-end-width="0.42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141cm" svg:stroke-color="#ff0000" draw:marker-end="Linienende_20_3" draw:marker-end-width="0.42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bitmap" draw:fill-color="#000000" draw:fill-image-name="Bitmape_20_1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bitmap" draw:fill-color="#000000" draw:fill-image-name="Bitmape_20_2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26cm" svg:stroke-color="#ff00ff" draw:stroke-linejoin="miter" draw:fill="solid" draw:fill-color="#ff00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00ff00" draw:stroke-linejoin="miter" draw:fill="solid" draw:fill-color="#00ff00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ffff" draw:stroke-linejoin="miter" draw:fill="solid" draw:fill-color="#00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ff0000" draw:stroke-linejoin="miter" draw:fill="solid" draw:fill-color="#ff0000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00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141cm" svg:stroke-color="#c0c0c0" draw:marker-end="Linienende_20_4" draw:marker-end-width="0.42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draw:fill="none" draw:visible-area-left="0cm" draw:visible-area-top="0cm" draw:visible-area-width="4.162cm" draw:visible-area-height="0.811cm" draw:ole-draw-aspect="1"/>
    </style:style>
    <style:style style:name="gr26" style:family="graphic" style:parent-style-name="standard">
      <style:graphic-properties draw:stroke="none" draw:fill="none" draw:visible-area-left="0cm" draw:visible-area-top="0cm" draw:visible-area-width="7.725cm" draw:visible-area-height="1.164cm" draw:ole-draw-aspect="1"/>
    </style:style>
    <style:style style:name="gr27" style:family="graphic" style:parent-style-name="standard">
      <style:graphic-properties draw:stroke="none" draw:fill="none" draw:fill-color="#bbe0e3" draw:textarea-horizontal-align="justify" draw:textarea-vertical-align="top" draw:auto-grow-height="false" fo:padding-top="0cm" fo:padding-bottom="0cm" fo:padding-left="0cm" fo:padding-right="0cm" fo:wrap-option="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969696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333333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none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none" draw:fill="none" draw:visible-area-left="0cm" draw:visible-area-top="0cm" draw:visible-area-width="5.256cm" draw:visible-area-height="1.164cm" draw:ole-draw-aspect="1"/>
    </style:style>
    <style:style style:name="gr38" style:family="graphic" style:parent-style-name="standard">
      <style:graphic-properties draw:stroke="none" draw:fill="none" draw:visible-area-left="0cm" draw:visible-area-top="0cm" draw:visible-area-width="7.725cm" draw:visible-area-height="1.093cm" draw:ole-draw-aspect="1"/>
    </style:style>
    <style:style style:name="gr39" style:family="graphic" style:parent-style-name="standard">
      <style:graphic-properties draw:stroke="none" draw:fill="none" draw:visible-area-left="0cm" draw:visible-area-top="0cm" draw:visible-area-width="4.621cm" draw:visible-area-height="0.811cm" draw:ole-draw-aspect="1"/>
    </style:style>
    <style:style style:name="gr40" style:family="graphic" style:parent-style-name="standard">
      <style:graphic-properties draw:stroke="none" draw:fill="none" draw:visible-area-left="0cm" draw:visible-area-top="0cm" draw:visible-area-width="18.23cm" draw:visible-area-height="12.224cm" draw:ole-draw-aspect="1"/>
    </style:style>
    <style:style style:name="pr1" style:family="presentation" style:parent-style-name="Standard-title">
      <style:graphic-properties draw:fill="solid" draw:fill-color="#ffffff" draw:opacity="30%" draw:auto-grow-height="true" fo:min-height="7cm" fo:padding-top="1cm" fo:padding-left="1cm" draw:shadow-opacity="30%"/>
    </style:style>
    <style:style style:name="pr2" style:family="presentation" style:parent-style-name="Standard-notes">
      <style:graphic-properties draw:fill-color="#ffffff" draw:auto-grow-height="true" fo:min-height="12.229cm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top" draw:auto-grow-height="true" draw:auto-grow-width="false" fo:min-height="2.502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Standard-outline1">
      <style:graphic-properties draw:auto-grow-height="true" fo:min-height="12.701cm"/>
    </style:style>
    <style:style style:name="pr5" style:family="presentation" style:parent-style-name="Standard-outline1">
      <style:graphic-properties draw:auto-grow-height="true" fo:min-height="5.805cm"/>
    </style:style>
    <style:style style:name="pr6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2.025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2.417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6.073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.148cm" fo:min-width="0cm" fo:padding-top="0cm" fo:padding-bottom="0cm" fo:padding-left="0cm" fo:padding-right="0cm" fo:wrap-option="wrap" draw:shadow="hidden" draw:shadow-color="#80808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20%"/>
    </style:style>
    <style:style style:name="P3" style:family="paragraph">
      <loext:graphic-properties draw:fill="solid" draw:fill-color="#ffffff" draw:opacity="30%"/>
      <style:paragraph-properties fo:line-height="120%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loext:graphic-properties draw:fill="solid" draw:fill-color="#ffff00"/>
      <style:paragraph-properties style:writing-mode="lr-tb"/>
    </style:style>
    <style:style style:name="P9" style:family="paragraph">
      <loext:graphic-properties draw:fill="solid" draw:fill-color="#c0c0c0"/>
      <style:paragraph-properties style:writing-mode="lr-tb"/>
    </style:style>
    <style:style style:name="P10" style:family="paragraph">
      <loext:graphic-properties draw:fill="bitmap" draw:fill-color="#000000" draw:fill-image-name="Bitmape_20_1"/>
      <style:paragraph-properties style:writing-mode="lr-tb"/>
    </style:style>
    <style:style style:name="P11" style:family="paragraph">
      <loext:graphic-properties draw:fill="bitmap" draw:fill-color="#000000" draw:fill-image-name="Bitmape_20_2"/>
      <style:paragraph-properties style:writing-mode="lr-tb"/>
    </style:style>
    <style:style style:name="P12" style:family="paragraph">
      <loext:graphic-properties draw:fill="solid" draw:fill-color="#000000"/>
      <style:paragraph-properties style:writing-mode="lr-tb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00ff"/>
      <style:paragraph-properties style:writing-mode="lr-tb"/>
    </style:style>
    <style:style style:name="P15" style:family="paragraph">
      <loext:graphic-properties draw:fill="solid" draw:fill-color="#00ff00"/>
      <style:paragraph-properties style:writing-mode="lr-tb"/>
    </style:style>
    <style:style style:name="P16" style:family="paragraph">
      <loext:graphic-properties draw:fill="solid" draw:fill-color="#00ffff"/>
      <style:paragraph-properties style:writing-mode="lr-tb"/>
    </style:style>
    <style:style style:name="P17" style:family="paragraph">
      <loext:graphic-properties draw:fill="solid" draw:fill-color="#ff0000"/>
      <style:paragraph-properties style:writing-mode="lr-tb"/>
    </style:style>
    <style:style style:name="P18" style:family="paragraph">
      <loext:graphic-properties draw:fill="none" draw:fill-color="#00ffff"/>
      <style:paragraph-properties style:writing-mode="lr-tb"/>
    </style:style>
    <style:style style:name="P19" style:family="paragraph">
      <style:paragraph-properties fo:margin-left="0cm" fo:margin-right="0cm" fo:margin-top="1.322cm" fo:margin-bottom="0cm" fo:line-height="100%" fo:text-indent="0cm"/>
    </style:style>
    <style:style style:name="P20" style:family="paragraph">
      <style:paragraph-properties fo:margin-left="0cm" fo:margin-right="0cm" fo:margin-top="0.352cm" fo:margin-bottom="0cm" fo:line-height="100%" fo:text-align="center" fo:text-indent="0cm"/>
    </style:style>
    <style:style style:name="P21" style:family="paragraph">
      <loext:graphic-properties draw:fill="none"/>
    </style:style>
    <style:style style:name="P22" style:family="paragraph">
      <style:paragraph-properties fo:margin-left="0.952cm" fo:margin-right="0cm" style:line-height-at-least="0.952cm" fo:text-align="center" fo:text-indent="-0.952cm" style:punctuation-wrap="hanging" style:line-break="strict"/>
    </style:style>
    <style:style style:name="P23" style:family="paragraph">
      <style:paragraph-properties fo:margin-left="0.952cm" fo:margin-right="0cm" fo:text-indent="-0.952cm"/>
    </style:style>
    <style:style style:name="P24" style:family="paragraph">
      <loext:graphic-properties draw:fill="solid" draw:fill-color="#969696"/>
      <style:paragraph-properties style:writing-mode="lr-tb"/>
    </style:style>
    <style:style style:name="P25" style:family="paragraph">
      <loext:graphic-properties draw:fill="solid" draw:fill-color="#808080"/>
      <style:paragraph-properties style:writing-mode="lr-tb"/>
    </style:style>
    <style:style style:name="P26" style:family="paragraph">
      <loext:graphic-properties draw:fill="solid" draw:fill-color="#333333"/>
      <style:paragraph-properties style:writing-mode="lr-tb"/>
    </style:style>
    <style:style style:name="P27" style:family="paragraph">
      <style:paragraph-properties fo:margin-left="0cm" fo:margin-right="0cm" fo:margin-top="0.308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left="0cm" fo:margin-right="0cm" fo:margin-top="0.352cm" fo:margin-bottom="0cm" fo:line-height="100%" fo:text-align="end" fo:text-indent="0cm"/>
    </style:style>
    <style:style style:name="P30" style:family="paragraph">
      <loext:graphic-properties draw:fill="solid" draw:fill-color="#ccffcc"/>
      <style:paragraph-properties style:writing-mode="lr-tb"/>
    </style:style>
    <style:style style:name="P31" style:family="paragraph">
      <loext:graphic-properties draw:fill="solid" draw:fill-color="#ffcc99"/>
      <style:paragraph-properties style:writing-mode="lr-tb"/>
    </style:style>
    <style:style style:name="P32" style:family="paragraph">
      <style:paragraph-properties fo:margin-left="0.952cm" fo:margin-right="0cm" fo:text-align="center" fo:text-indent="-0.952cm"/>
    </style:style>
    <style:style style:name="P33" style:family="paragraph">
      <loext:graphic-properties draw:fill="none" draw:fill-color="#bbe0e3"/>
      <style:paragraph-properties fo:margin-left="0cm" fo:margin-right="0cm" fo:margin-top="0.352cm" fo:margin-bottom="0cm" fo:line-height="100%" fo:text-align="center" fo:text-indent="0cm" style:writing-mode="lr-tb"/>
    </style:style>
    <style:style style:name="P34" style:family="paragraph">
      <style:paragraph-properties fo:margin-left="0cm" fo:margin-right="0cm" fo:margin-top="0.352cm" fo:margin-bottom="0cm" fo:line-height="100%" fo:text-indent="0cm"/>
    </style:style>
    <style:style style:name="P35" style:family="paragraph">
      <style:paragraph-properties fo:margin-left="0cm" fo:margin-right="0cm" fo:margin-top="0.264cm" fo:margin-bottom="0cm" fo:line-height="100%" fo:text-align="center" fo:text-indent="0cm"/>
    </style:style>
    <style:style style:name="T1" style:family="text">
      <style:text-properties style:font-name="Arial" fo:font-size="60pt" style:font-size-asian="60pt" style:font-size-complex="60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6pt" fo:language="de" fo:country="DE" fo:font-weight="bold" style:font-size-asian="16pt" style:font-weight-asian="bold" style:font-size-complex="16pt" style:font-weight-complex="bold"/>
    </style:style>
    <style:style style:name="T4" style:family="text">
      <style:text-properties style:font-name="Frutiger Linotype" fo:font-size="16pt" fo:language="de" fo:country="DE" fo:font-weight="bold" style:font-size-asian="16pt" style:font-weight-asian="bold" style:font-size-complex="16pt" style:font-weight-complex="bold"/>
    </style:style>
    <style:style style:name="T5" style:family="text">
      <style:text-properties style:font-name="Frutiger Linotype" fo:font-size="16pt" fo:language="de" fo:country="D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Frutiger Linotype" fo:font-size="18pt" fo:language="de" fo:country="DE" fo:font-weight="bold" style:font-size-asian="18pt" style:font-weight-asian="bold" style:font-size-complex="18pt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"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2" text:bullet-char="•">
        <style:list-level-properties text:space-before="1.27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3" text:bullet-char="•">
        <style:list-level-properties text:space-before="2.54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4" text:bullet-char="•">
        <style:list-level-properties text:space-before="3.66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5" text:bullet-char="•">
        <style:list-level-properties text:space-before="4.7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6" text:bullet-char="•">
        <style:list-level-properties text:space-before="4.7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7" text:bullet-char="•">
        <style:list-level-properties text:space-before="4.7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8" text:bullet-char="•">
        <style:list-level-properties text:space-before="4.7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9" text:bullet-char="•">
        <style:list-level-properties text:space-before="4.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'Frutiger Linotype'" style:font-style-name="Regular" style:font-family-generic="swiss" fo:color="#000080" fo:font-size="100%"/>
      </text:list-level-style-bullet>
    </text:list-style>
  </office:automatic-styles>
  <office:body>
    <office:presentation>
      <draw:page draw:name="Densitometrie" draw:style-name="dp1" draw:master-page-name="Standard" presentation:presentation-page-layout-name="AL1T3">
        <office:forms form:automatic-focus="false" form:apply-design-mode="false"/>
        <draw:custom-shape draw:style-name="gr1" draw:text-style-name="P1" draw:layer="layout" svg:width="27.52cm" svg:height="1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5.103cm" svg:height="8cm" svg:x="0.397cm" svg:y="7.5cm" presentation:class="title" presentation:user-transformed="true">
          <draw:text-box>
            <text:p text:style-name="P2">Densitometrie</text:p>
          </draw:text-box>
        </draw:frame>
        <presentation:notes draw:style-name="dp2">
          <draw:page-thumbnail draw:style-name="gr2" draw:layer="layout" svg:width="14.922cm" svg:height="10.333cm" svg:x="1.773cm" svg:y="2.103cm" draw:page-number="1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Aufbau eines Densitometers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Aufbau eines Densitometers</text:p>
          </draw:text-box>
        </draw:frame>
        <draw:g>
          <draw:line draw:style-name="gr3" draw:text-style-name="P7" draw:layer="layout" svg:x1="6.438cm" svg:y1="15.675cm" svg:x2="13cm" svg:y2="9.537cm">
            <text:p/>
          </draw:line>
          <draw:line draw:style-name="gr4" draw:text-style-name="P7" draw:layer="layout" svg:x1="6.227cm" svg:y1="7.632cm" svg:x2="6.227cm" svg:y2="15.675cm">
            <text:p/>
          </draw:line>
          <draw:line draw:style-name="gr5" draw:text-style-name="P7" draw:layer="layout" svg:x1="6.326cm" svg:y1="15.746cm" svg:x2="12.949cm" svg:y2="8.817cm">
            <text:p/>
          </draw:line>
          <draw:line draw:style-name="gr6" draw:text-style-name="P7" draw:layer="layout" svg:x1="6.227cm" svg:y1="15.886cm" svg:x2="12.577cm" svg:y2="8.689cm">
            <text:p/>
          </draw:line>
          <draw:custom-shape draw:style-name="gr7" draw:text-style-name="P6" draw:layer="layout" svg:width="1.058cm" svg:height="4.233cm" draw:transform="rotate (-1.5707963267949) translate (8.342cm 11.442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8" draw:text-style-name="P6" draw:layer="layout" svg:width="1.058cm" svg:height="3.175cm" draw:transform="rotate (0.785398163397448) translate (8.435cm 11.434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g>
            <draw:custom-shape draw:style-name="gr9" draw:text-style-name="P8" draw:layer="layout" svg:width="2.54cm" svg:height="2.633cm" svg:x="4.957cm" svg:y="4.787cm">
              <text:p/>
  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    <draw:equation draw:name="f0" draw:formula="$0 "/>
                <draw:equation draw:name="f1" draw:formula="21600-$0 "/>
                <draw:equation draw:name="f2" draw:formula="$0 -2700"/>
                <draw:equation draw:name="f3" draw:formula="?f2 *5080/7425"/>
                <draw:equation draw:name="f4" draw:formula="?f3 +2540"/>
                <draw:equation draw:name="f5" draw:formula="10125-$0 "/>
                <draw:equation draw:name="f6" draw:formula="?f5 *2120/7425"/>
                <draw:equation draw:name="f7" draw:formula="?f6 +210"/>
                <draw:equation draw:name="f8" draw:formula="10800+?f7 "/>
                <draw:equation draw:name="f9" draw:formula="10800-?f7 "/>
                <draw:equation draw:name="f10" draw:formula="(cos(45*(pi/180))*(0-10800)+sin(45*(pi/180))*(10800-10800))+10800"/>
                <draw:equation draw:name="f11" draw:formula="-(sin(45*(pi/180))*(0-10800)-cos(45*(pi/180))*(10800-10800))+10800"/>
                <draw:equation draw:name="f12" draw:formula="(cos(45*(pi/180))*(?f4 -10800)+sin(45*(pi/180))*(?f8 -10800))+10800"/>
                <draw:equation draw:name="f13" draw:formula="-(sin(45*(pi/180))*(?f4 -10800)-cos(45*(pi/180))*(?f8 -10800))+10800"/>
                <draw:equation draw:name="f14" draw:formula="(cos(45*(pi/180))*(?f4 -10800)+sin(45*(pi/180))*(?f9 -10800))+10800"/>
                <draw:equation draw:name="f15" draw:formula="-(sin(45*(pi/180))*(?f4 -10800)-cos(45*(pi/180))*(?f9 -10800))+10800"/>
                <draw:equation draw:name="f16" draw:formula="(cos(90*(pi/180))*(0-10800)+sin(90*(pi/180))*(10800-10800))+10800"/>
                <draw:equation draw:name="f17" draw:formula="-(sin(90*(pi/180))*(0-10800)-cos(90*(pi/180))*(10800-10800))+10800"/>
                <draw:equation draw:name="f18" draw:formula="(cos(90*(pi/180))*(?f4 -10800)+sin(90*(pi/180))*(?f8 -10800))+10800"/>
                <draw:equation draw:name="f19" draw:formula="-(sin(90*(pi/180))*(?f4 -10800)-cos(90*(pi/180))*(?f8 -10800))+10800"/>
                <draw:equation draw:name="f20" draw:formula="(cos(90*(pi/180))*(?f4 -10800)+sin(90*(pi/180))*(?f9 -10800))+10800"/>
                <draw:equation draw:name="f21" draw:formula="-(sin(90*(pi/180))*(?f4 -10800)-cos(90*(pi/180))*(?f9 -10800))+10800"/>
                <draw:equation draw:name="f22" draw:formula="(cos(135*(pi/180))*(0-10800)+sin(135*(pi/180))*(10800-10800))+10800"/>
                <draw:equation draw:name="f23" draw:formula="-(sin(135*(pi/180))*(0-10800)-cos(135*(pi/180))*(10800-10800))+10800"/>
                <draw:equation draw:name="f24" draw:formula="(cos(135*(pi/180))*(?f4 -10800)+sin(135*(pi/180))*(?f8 -10800))+10800"/>
                <draw:equation draw:name="f25" draw:formula="-(sin(135*(pi/180))*(?f4 -10800)-cos(135*(pi/180))*(?f8 -10800))+10800"/>
                <draw:equation draw:name="f26" draw:formula="(cos(135*(pi/180))*(?f4 -10800)+sin(135*(pi/180))*(?f9 -10800))+10800"/>
                <draw:equation draw:name="f27" draw:formula="-(sin(135*(pi/180))*(?f4 -10800)-cos(135*(pi/180))*(?f9 -10800))+10800"/>
                <draw:equation draw:name="f28" draw:formula="(cos(180*(pi/180))*(0-10800)+sin(180*(pi/180))*(10800-10800))+10800"/>
                <draw:equation draw:name="f29" draw:formula="-(sin(180*(pi/180))*(0-10800)-cos(180*(pi/180))*(10800-10800))+10800"/>
                <draw:equation draw:name="f30" draw:formula="(cos(180*(pi/180))*(?f4 -10800)+sin(180*(pi/180))*(?f8 -10800))+10800"/>
                <draw:equation draw:name="f31" draw:formula="-(sin(180*(pi/180))*(?f4 -10800)-cos(180*(pi/180))*(?f8 -10800))+10800"/>
                <draw:equation draw:name="f32" draw:formula="(cos(180*(pi/180))*(?f4 -10800)+sin(180*(pi/180))*(?f9 -10800))+10800"/>
                <draw:equation draw:name="f33" draw:formula="-(sin(180*(pi/180))*(?f4 -10800)-cos(180*(pi/180))*(?f9 -10800))+10800"/>
                <draw:equation draw:name="f34" draw:formula="(cos(225*(pi/180))*(0-10800)+sin(225*(pi/180))*(10800-10800))+10800"/>
                <draw:equation draw:name="f35" draw:formula="-(sin(225*(pi/180))*(0-10800)-cos(225*(pi/180))*(10800-10800))+10800"/>
                <draw:equation draw:name="f36" draw:formula="(cos(225*(pi/180))*(?f4 -10800)+sin(225*(pi/180))*(?f8 -10800))+10800"/>
                <draw:equation draw:name="f37" draw:formula="-(sin(225*(pi/180))*(?f4 -10800)-cos(225*(pi/180))*(?f8 -10800))+10800"/>
                <draw:equation draw:name="f38" draw:formula="(cos(225*(pi/180))*(?f4 -10800)+sin(225*(pi/180))*(?f9 -10800))+10800"/>
                <draw:equation draw:name="f39" draw:formula="-(sin(225*(pi/180))*(?f4 -10800)-cos(225*(pi/180))*(?f9 -10800))+10800"/>
                <draw:equation draw:name="f40" draw:formula="(cos(270*(pi/180))*(0-10800)+sin(270*(pi/180))*(10800-10800))+10800"/>
                <draw:equation draw:name="f41" draw:formula="-(sin(270*(pi/180))*(0-10800)-cos(270*(pi/180))*(10800-10800))+10800"/>
                <draw:equation draw:name="f42" draw:formula="(cos(270*(pi/180))*(?f4 -10800)+sin(270*(pi/180))*(?f8 -10800))+10800"/>
                <draw:equation draw:name="f43" draw:formula="-(sin(270*(pi/180))*(?f4 -10800)-cos(270*(pi/180))*(?f8 -10800))+10800"/>
                <draw:equation draw:name="f44" draw:formula="(cos(270*(pi/180))*(?f4 -10800)+sin(270*(pi/180))*(?f9 -10800))+10800"/>
                <draw:equation draw:name="f45" draw:formula="-(sin(270*(pi/180))*(?f4 -10800)-cos(270*(pi/180))*(?f9 -10800))+10800"/>
                <draw:equation draw:name="f46" draw:formula="(cos(315*(pi/180))*(0-10800)+sin(315*(pi/180))*(10800-10800))+10800"/>
                <draw:equation draw:name="f47" draw:formula="-(sin(315*(pi/180))*(0-10800)-cos(315*(pi/180))*(10800-10800))+10800"/>
                <draw:equation draw:name="f48" draw:formula="(cos(315*(pi/180))*(?f4 -10800)+sin(315*(pi/180))*(?f8 -10800))+10800"/>
                <draw:equation draw:name="f49" draw:formula="-(sin(315*(pi/180))*(?f4 -10800)-cos(315*(pi/180))*(?f8 -10800))+10800"/>
                <draw:equation draw:name="f50" draw:formula="(cos(315*(pi/180))*(?f4 -10800)+sin(315*(pi/180))*(?f9 -10800))+10800"/>
                <draw:equation draw:name="f51" draw:formula="-(sin(315*(pi/180))*(?f4 -10800)-cos(315*(pi/180))*(?f9 -10800))+10800"/>
                <draw:equation draw:name="f52" draw:formula="(cos(45*(pi/180))*($0 -10800)+sin(45*(pi/180))*(10800-10800))+10800"/>
                <draw:equation draw:name="f53" draw:formula="(cos(225*(pi/180))*($0 -10800)+sin(225*(pi/180))*(10800-10800))+10800"/>
                <draw:equation draw:name="f54" draw:formula="10800-$0 "/>
                <draw:handle draw:handle-position="$0 10800" draw:handle-range-x-minimum="2700" draw:handle-range-x-maximum="10125"/>
              </draw:enhanced-geometry>
            </draw:custom-shape>
            <draw:custom-shape draw:style-name="gr10" draw:text-style-name="P9" draw:layer="layout" svg:width="0.552cm" svg:height="0.837cm" svg:x="5.951cm" svg:y="4.66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0" draw:layer="layout" svg:width="5.292cm" svg:height="0.424cm" svg:x="3.475cm" svg:y="9.1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5.08cm" svg:height="0.424cm" draw:transform="rotate (-0.785398163397449) translate (9.449cm 9.07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12" draw:layer="layout" svg:width="4.171cm" svg:height="0.211cm" svg:x="1.57cm" svg:y="15.46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2" draw:layer="layout" svg:width="4.171cm" svg:height="0.211cm" svg:x="7.345cm" svg:y="15.46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13" draw:layer="layout" svg:width="10.582cm" svg:height="0.423cm" svg:x="1.57cm" svg:y="15.67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4" draw:layer="layout" svg:width="5.404cm" svg:height="0.211cm" svg:x="4.046cm" svg:y="15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5" draw:layer="layout" svg:width="1.905cm" svg:height="0.211cm" draw:transform="rotate (-0.785398163397448) translate (12.506cm 8.048cm)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905cm" svg:height="0.212cm" draw:transform="rotate (-0.785398163397448) translate (13.989cm 9.529cm)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7" draw:layer="layout" svg:width="1.905cm" svg:height="0.212cm" draw:transform="rotate (-0.785398163397448) translate (15.471cm 11.01cm)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18" draw:layer="layout" svg:width="1.905cm" svg:height="0.211cm" draw:transform="rotate (-0.785398163397448) translate (16.951cm 12.493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2" draw:layer="layout" svg:width="10.558cm" svg:height="0.228cm" draw:transform="rotate (2.35619449019234) translate (18.344cm 10.493cm)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3" draw:layer="layout" svg:width="5.389cm" svg:height="0.114cm" draw:transform="rotate (2.35619449019234) translate (16.596cm 8.744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1" draw:text-style-name="P7" draw:layer="layout" svg:x1="13cm" svg:y1="8.477cm" svg:x2="14.482cm" svg:y2="6.784cm">
            <text:p/>
          </draw:line>
          <draw:line draw:style-name="gr22" draw:text-style-name="P7" draw:layer="layout" svg:x1="14.27cm" svg:y1="6.15cm" svg:x2="19.562cm" svg:y2="6.15cm">
            <text:p/>
          </draw:line>
          <draw:line draw:style-name="gr22" draw:text-style-name="P7" draw:layer="layout" svg:x1="23.583cm" svg:y1="7.42cm" svg:x2="23.583cm" svg:y2="10.807cm">
            <text:p/>
          </draw:line>
          <draw:g>
            <draw:custom-shape draw:style-name="gr8" draw:text-style-name="P6" draw:layer="layout" svg:width="5.291cm" svg:height="2.963cm" svg:x="19.562cm" svg:y="4.45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g>
              <draw:custom-shape draw:style-name="gr8" draw:text-style-name="P6" draw:layer="layout" svg:width="1.403cm" svg:height="1.559cm" svg:x="20.832cm" svg:y="5.265cm">
                <text:p/>
  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  </draw:custom-shape>
              <draw:line draw:style-name="gr23" draw:text-style-name="P7" draw:layer="layout" svg:x1="20.987cm" svg:y1="5.092cm" svg:x2="23.794cm" svg:y2="5.957cm">
                <text:p/>
              </draw:line>
              <draw:line draw:style-name="gr23" draw:text-style-name="P7" draw:layer="layout" svg:x1="23.793cm" svg:y1="5.957cm" svg:x2="21.142cm" svg:y2="6.996cm">
                <text:p/>
              </draw:line>
            </draw:g>
          </draw:g>
          <draw:g>
            <draw:custom-shape draw:style-name="gr8" draw:text-style-name="P6" draw:layer="layout" svg:width="5.292cm" svg:height="2.963cm" svg:x="21.255cm" svg:y="11.01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4" draw:text-style-name="P6" draw:layer="layout" svg:width="4.868cm" svg:height="2.628cm" svg:x="21.467cm" svg:y="11.229cm">
              <text:p text:style-name="P19"><text:span text:style-name="T1">1.24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24" draw:text-style-name="P6" draw:layer="layout" svg:width="5.08cm" svg:height="0.888cm" svg:x="3.598cm" svg:y="3.622cm">
          <text:p text:style-name="P20"><text:span text:style-name="T2">Lichtquelle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5.291cm" svg:height="1.515cm" svg:x="5.927cm" svg:y="7.432cm">
          <text:p text:style-name="P20"><text:span text:style-name="T3">Polarisations-filter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234cm" svg:height="0.888cm" svg:x="5.503cm" svg:y="12.3cm">
          <text:p text:style-name="P20"><text:span text:style-name="T2">Optik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233cm" svg:height="0.888cm" svg:x="0.847cm" svg:y="14.417cm">
          <text:p text:style-name="P20"><text:span text:style-name="T2">Blende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233cm" svg:height="0.888cm" svg:x="3.175cm" svg:y="15.898cm">
          <text:p text:style-name="P20"><text:span text:style-name="T2">Messprobe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234cm" svg:height="0.888cm" svg:x="14.393cm" svg:y="9.76cm">
          <text:p text:style-name="P20"><text:span text:style-name="T2">Farbfilter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233cm" svg:height="0.888cm" svg:x="12.065cm" svg:y="4.468cm">
          <text:p text:style-name="P20"><text:span text:style-name="T2">CCD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233cm" svg:height="0.888cm" svg:x="19.897cm" svg:y="3.41cm">
          <text:p text:style-name="P20"><text:span text:style-name="T2">Prozessor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4.233cm" svg:height="0.888cm" svg:x="21.59cm" svg:y="13.782cm">
          <text:p text:style-name="P20"><text:span text:style-name="T2">Displa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922cm" svg:height="10.333cm" svg:x="1.773cm" svg:y="2.103cm" draw:page-number="2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Messwinkel, Messunterschiede bei feuchter und trockener Farbe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Messwinkel,<text:line-break/>Messunterschiede bei feuchter und trockener Farbe</text:p>
          </draw:text-box>
        </draw:frame>
        <draw:frame presentation:style-name="pr4" draw:layer="layout" svg:width="26.485cm" svg:height="12.701cm" svg:x="0.396cm" svg:y="4.045cm" presentation:class="outline" presentation:user-transformed="true">
          <draw:text-box>
            <text:p>Der Glanz einer Farbe oder einer Vorlage kann das Messergebnis verfälschen. Ebenso würde sich ein Unterschied bei der Messung von feuchter und trockener Farbe ergeben.</text:p>
            <text:p/>
            <text:p>Um diese Messfehler zu vermeiden, wird bei der Aufsichtsmessung die Lichtquelle um 45° zum Sensor versetzt installiert und es werden zwischen Lichtquelle und Vorlage, sowie zwischen Vorlage und CCD Polarisationsfilter eingesetzt, die Licht nur in einer Ebene passieren lassen.</text:p>
            <text:p/>
            <text:p>Der Messbereich erstreckt sich von einem Dichtewert von 0,00 bis zu einem Dichtewert von 3,00.</text:p>
            <text:p>Angezeigt werden zwei Stellen nach dem Komma bzw. Punkt.</text:p>
          </draw:text-box>
        </draw:frame>
        <presentation:notes draw:style-name="dp2">
          <draw:page-thumbnail draw:style-name="gr2" draw:layer="layout" svg:width="14.922cm" svg:height="10.333cm" svg:x="1.773cm" svg:y="2.103cm" draw:page-number="3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Was misst ein Densitometer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Was misst ein Densitometer</text:p>
          </draw:text-box>
        </draw:frame>
        <draw:frame presentation:style-name="pr5" draw:layer="layout" svg:width="26.485cm" svg:height="5.805cm" svg:x="0.396cm" svg:y="2.898cm" presentation:class="outline" presentation:user-transformed="true">
          <draw:text-box>
            <text:p>Das Densitometer misst das Verhältnis von aufgefallener Lichtmenge zu durchgelassener Lichtmenge und gibt es als Dichtewert für die gemessene Farbe an.</text:p>
            <text:p/>
            <text:p>Der angezeigte Wert auf dem Densitometer ergibt sich aus folgender Formel:</text:p>
          </draw:text-box>
        </draw:frame>
        <draw:frame draw:style-name="gr25" draw:text-style-name="P21" draw:layer="layout" svg:width="11.073cm" svg:height="2.161cm" svg:x="8.559cm" svg:y="8.913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style-name="gr26" draw:text-style-name="P21" draw:layer="layout" svg:width="11.452cm" svg:height="1.794cm" svg:x="8.233cm" svg:y="15.052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style-name="gr27" draw:text-style-name="P6" draw:layer="layout" svg:width="26.67cm" svg:height="3.387cm" svg:x="0.847cm" svg:y="11.03cm">
          <text:p text:style-name="P22"><text:span text:style-name="T4">gelesen: Die Dichte ist der dekadische Logarithmus (Logarithmus zur Basis 10) der Opazität</text:span></text:p>
          <text:p text:style-name="P22"><text:span text:style-name="T4">(Taste </text:span><text:span text:style-name="T5">log</text:span><text:span text:style-name="T4"> oder </text:span><text:span text:style-name="T5">lg</text:span><text:span text:style-name="T4"> auf dem Taschenrechner)</text:span></text:p>
          <text:p text:style-name="P22"><text:span text:style-name="T4"/></text:p>
          <text:p text:style-name="P22"><text:span text:style-name="T6">wobei die Opazität folgendermaßen berechnet wird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922cm" svg:height="10.333cm" svg:x="1.773cm" svg:y="2.103cm" draw:page-number="4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Durchsichtsmessung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Durchsichtsmessung</text:p>
          </draw:text-box>
        </draw:frame>
        <draw:frame presentation:style-name="pr6" draw:text-style-name="P6" draw:layer="layout" svg:width="26.485cm" svg:height="2.025cm" svg:x="0.422cm" svg:y="2.987cm" presentation:class="outline" presentation:user-transformed="true">
          <draw:text-box>
            <text:p text:style-name="P23">Sie wird bei durchsichtigen Vorlagen wie z.B. Filmen durchgeführt:</text:p>
          </draw:text-box>
        </draw:frame>
        <draw:g>
          <draw:custom-shape draw:style-name="gr28" draw:text-style-name="P13" draw:layer="layout" svg:width="4.285cm" svg:height="1.764cm" svg:x="8.043cm" svg:y="7.6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9" draw:layer="layout" svg:width="4.285cm" svg:height="1.764cm" svg:x="10.9cm" svg:y="7.6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9" draw:text-style-name="P24" draw:layer="layout" svg:width="4.285cm" svg:height="1.764cm" svg:x="13.757cm" svg:y="7.6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25" draw:layer="layout" svg:width="4.285cm" svg:height="1.764cm" svg:x="16.614cm" svg:y="7.6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26" draw:layer="layout" svg:width="4.285cm" svg:height="1.764cm" svg:x="19.472cm" svg:y="7.6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12" draw:layer="layout" svg:width="3.877cm" svg:height="1.764cm" svg:x="22.329cm" svg:y="7.64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3" draw:text-style-name="P13" draw:layer="layout" svg:width="2.858cm" svg:height="2.117cm" svg:x="22.964cm" svg:y="4.96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28" draw:layer="layout" svg:width="2.04cm" svg:height="0.816cm" svg:x="23.373cm" svg:y="4.962cm">
            <text:p text:style-name="P27"><text:span text:style-name="T7">100%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13" draw:layer="layout" svg:width="2.857cm" svg:height="2.117cm" svg:x="20.312cm" svg:y="4.96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28" draw:layer="layout" svg:width="2.041cm" svg:height="0.816cm" svg:x="20.72cm" svg:y="4.962cm">
            <text:p text:style-name="P27"><text:span text:style-name="T7">100%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13" draw:layer="layout" svg:width="2.857cm" svg:height="2.117cm" svg:x="17.25cm" svg:y="4.96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28" draw:layer="layout" svg:width="2.041cm" svg:height="0.816cm" svg:x="17.658cm" svg:y="4.962cm">
            <text:p text:style-name="P27"><text:span text:style-name="T7">100%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13" draw:layer="layout" svg:width="2.857cm" svg:height="2.117cm" svg:x="14.596cm" svg:y="4.96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28" draw:layer="layout" svg:width="2.041cm" svg:height="0.816cm" svg:x="15.004cm" svg:y="4.962cm">
            <text:p text:style-name="P27"><text:span text:style-name="T7">100%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13" draw:layer="layout" svg:width="2.857cm" svg:height="2.117cm" svg:x="11.535cm" svg:y="4.96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28" draw:layer="layout" svg:width="2.041cm" svg:height="0.816cm" svg:x="11.943cm" svg:y="4.962cm">
            <text:p text:style-name="P27"><text:span text:style-name="T7">100%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13" draw:layer="layout" svg:width="2.857cm" svg:height="2.117cm" svg:x="8.678cm" svg:y="4.96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4" draw:text-style-name="P28" draw:layer="layout" svg:width="2.041cm" svg:height="0.816cm" svg:x="9.085cm" svg:y="4.962cm">
            <text:p text:style-name="P27"><text:span text:style-name="T7">100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2.293cm" svg:height="2.039cm" draw:transform="rotate (-1.5707963267949) translate (10.928cm 10.078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2cm" svg:height="0.888cm" svg:x="9.094cm" svg:y="10.783cm">
            <text:p text:style-name="P20"><text:span text:style-name="T2">98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2.293cm" svg:height="1.631cm" draw:transform="rotate (-1.5707963267949) translate (13.899cm 10.078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5cm" svg:height="0.888cm" svg:x="12.065cm" svg:y="10.783cm">
            <text:p text:style-name="P20"><text:span text:style-name="T2">90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2.293cm" svg:height="1.429cm" draw:transform="rotate (-1.5707963267949) translate (16.659cm 10.078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5cm" svg:height="0.888cm" svg:x="15.028cm" svg:y="10.783cm">
            <text:p text:style-name="P20"><text:span text:style-name="T2">75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2.293cm" svg:height="1.224cm" draw:transform="rotate (-1.5707963267949) translate (19.623cm 10.078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4cm" svg:height="0.888cm" svg:x="17.992cm" svg:y="10.783cm">
            <text:p text:style-name="P20"><text:span text:style-name="T2">50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2.293cm" svg:height="1.02cm" draw:transform="rotate (-1.5707963267949) translate (22.594cm 10.078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4cm" svg:height="0.888cm" svg:x="21.167cm" svg:y="10.783cm">
            <text:p text:style-name="P20"><text:span text:style-name="T2">20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2.293cm" svg:height="0.612cm" draw:transform="rotate (-1.5707963267949) translate (25.142cm 10.078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5cm" svg:height="0.888cm" svg:x="23.918cm" svg:y="10.783cm">
            <text:p text:style-name="P20"><text:span text:style-name="T2">2%</text:span></text:p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6" draw:layer="layout" svg:width="7.62cm" svg:height="0.888cm" svg:x="1.482cm" svg:y="5.315cm">
          <text:p text:style-name="P29"><text:span text:style-name="T2">auffallende Lichtmenge: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8.467cm" svg:height="0.888cm" svg:x="0.635cm" svg:y="10.818cm">
          <text:p text:style-name="P29"><text:span text:style-name="T2">durchgelassene Lichtmenge: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2.328cm" svg:height="0.888cm" svg:x="8.89cm" svg:y="13.57cm">
          <text:p text:style-name="P20"><text:span text:style-name="T2">1,0204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2.329cm" svg:height="0.888cm" svg:x="11.853cm" svg:y="13.57cm">
          <text:p text:style-name="P20"><text:span text:style-name="T2">1,1111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2.328cm" svg:height="0.888cm" svg:x="14.817cm" svg:y="13.57cm">
          <text:p text:style-name="P20"><text:span text:style-name="T2">1,3333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2.328cm" svg:height="0.888cm" svg:x="17.78cm" svg:y="13.57cm">
          <text:p text:style-name="P20"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2.328cm" svg:height="0.888cm" svg:x="20.955cm" svg:y="13.57cm">
          <text:p text:style-name="P20"><text:span text:style-name="T2">5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2.328cm" svg:height="0.888cm" svg:x="23.707cm" svg:y="13.57cm">
          <text:p text:style-name="P20"><text:span text:style-name="T2">50</text:span></text:p>
          <draw:enhanced-geometry svg:viewBox="0 0 21600 21600" draw:type="mso-spt202" draw:enhanced-path="M 0 0 L 21600 0 21600 21600 0 21600 0 0 Z N"/>
        </draw:custom-shape>
        <draw:frame draw:style-name="gr26" draw:text-style-name="P21" draw:layer="layout" svg:width="8.295cm" svg:height="1.27cm" svg:x="0.41cm" svg:y="13.358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frame draw:style-name="gr25" draw:text-style-name="P21" draw:layer="layout" svg:width="7.493cm" svg:height="1.46cm" svg:x="0.908cm" svg:y="15.263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style-name="gr36" draw:text-style-name="P31" draw:layer="layout" svg:width="2.328cm" svg:height="0.888cm" svg:x="8.89cm" svg:y="15.475cm">
          <text:p text:style-name="P20"><text:span text:style-name="T2">0,01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2.329cm" svg:height="0.888cm" svg:x="11.853cm" svg:y="15.475cm">
          <text:p text:style-name="P20"><text:span text:style-name="T2">0,04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2.328cm" svg:height="0.888cm" svg:x="14.817cm" svg:y="15.475cm">
          <text:p text:style-name="P20"><text:span text:style-name="T2">0,12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2.328cm" svg:height="0.888cm" svg:x="17.78cm" svg:y="15.475cm">
          <text:p text:style-name="P20"><text:span text:style-name="T2">0,30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2.328cm" svg:height="0.888cm" svg:x="20.955cm" svg:y="15.475cm">
          <text:p text:style-name="P20"><text:span text:style-name="T2">0,70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2.328cm" svg:height="0.888cm" svg:x="23.707cm" svg:y="15.475cm">
          <text:p text:style-name="P20"><text:span text:style-name="T2">1,7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922cm" svg:height="10.333cm" svg:x="1.773cm" svg:y="2.103cm" draw:page-number="5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Opazität &amp; Transparenz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Opazität &amp; Transparenz</text:p>
          </draw:text-box>
        </draw:frame>
        <draw:frame presentation:style-name="pr7" draw:text-style-name="P6" draw:layer="layout" svg:width="26.485cm" svg:height="2.417cm" svg:x="0.396cm" svg:y="4.592cm" presentation:class="outline" presentation:user-transformed="true">
          <draw:text-box>
            <text:p text:style-name="P32">Der Wert der Opazität gibt mir nach der Formel einen Wert für die Undurchsichtigkeit einer Durchsichtsvorlage an:</text:p>
          </draw:text-box>
        </draw:frame>
        <draw:frame draw:style-name="gr26" draw:text-style-name="P21" draw:layer="layout" svg:width="13.296cm" svg:height="1.971cm" svg:x="7.258cm" svg:y="7.22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custom-shape draw:style-name="gr27" draw:text-style-name="P6" draw:layer="layout" svg:width="26.485cm" svg:height="2.417cm" svg:x="0.423cm" svg:y="10.818cm">
          <text:p text:style-name="P22"><text:span text:style-name="T8">Umgekehrt gibt mir die Transparenz den Wert für die Durchsichtigkeit einer Vorlage an:</text:span></text:p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8.656cm" svg:height="1.971cm" svg:x="9.525cm" svg:y="13.57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922cm" svg:height="10.333cm" svg:x="1.773cm" svg:y="2.103cm" draw:page-number="6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Aufsichtsmessung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Aufsichtsmessung</text:p>
          </draw:text-box>
        </draw:frame>
        <draw:frame presentation:style-name="pr8" draw:text-style-name="P6" draw:layer="layout" svg:width="26.485cm" svg:height="6.073cm" svg:x="0.422cm" svg:y="3.622cm" presentation:class="outline" presentation:user-transformed="true">
          <draw:text-box>
            <text:p text:style-name="P32">Bei der Messung von undurchsichtigen Vorlagen tritt bei der Dichtemessung die Absorption an die Stelle der Opazität.</text:p>
            <text:p text:style-name="P32"/>
            <text:p text:style-name="P32">Beim Absorptionswert wird anstelle der durchgelassenen Lichtmenge die reflektierte (zurückgeworfene) Lichtmenge in der Formel eingesetzt.</text:p>
          </draw:text-box>
        </draw:frame>
        <draw:frame draw:style-name="gr38" draw:text-style-name="P21" draw:layer="layout" svg:width="13.057cm" svg:height="1.852cm" svg:x="7.401cm" svg:y="9.837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frame draw:style-name="gr39" draw:text-style-name="P21" draw:layer="layout" svg:width="11.699cm" svg:height="2.16cm" svg:x="8.123cm" svg:y="13.782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style-name="gr27" draw:text-style-name="P6" draw:layer="layout" svg:width="26.485cm" svg:height="1.27cm" svg:x="0.423cm" svg:y="12.088cm">
          <text:p text:style-name="P22"><text:span text:style-name="T9">Die Dichte wird dann folgendermaßen ermittelt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922cm" svg:height="10.333cm" svg:x="1.773cm" svg:y="2.103cm" draw:page-number="7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Aufsichtsmessung</text:p>
          </draw:text-box>
        </draw:frame>
        <draw:frame presentation:style-name="pr9" draw:text-style-name="P6" draw:layer="layout" svg:width="26.485cm" svg:height="1.148cm" svg:x="0.396cm" svg:y="2.897cm" presentation:class="outline" presentation:user-transformed="true">
          <draw:text-box>
            <text:p text:style-name="P23">Messergebnisse bei der Aufsichtsmessung:</text:p>
          </draw:text-box>
        </draw:frame>
        <draw:g>
          <draw:custom-shape draw:style-name="gr28" draw:text-style-name="P13" draw:layer="layout" svg:width="5.992cm" svg:height="2.116cm" svg:x="0.635cm" svg:y="14.41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9" draw:layer="layout" svg:width="5.992cm" svg:height="2.116cm" svg:x="4.631cm" svg:y="14.41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9" draw:text-style-name="P24" draw:layer="layout" svg:width="5.992cm" svg:height="2.116cm" svg:x="8.626cm" svg:y="14.41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25" draw:layer="layout" svg:width="5.992cm" svg:height="2.116cm" svg:x="12.62cm" svg:y="14.41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26" draw:layer="layout" svg:width="5.992cm" svg:height="2.116cm" svg:x="16.617cm" svg:y="14.41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2" draw:text-style-name="P12" draw:layer="layout" svg:width="5.422cm" svg:height="2.116cm" svg:x="20.611cm" svg:y="14.41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33" draw:text-style-name="P13" draw:layer="layout" svg:width="2.54cm" svg:height="2.116cm" svg:x="21.801cm" svg:y="12.08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4" draw:text-style-name="P28" draw:layer="layout" svg:width="1.811cm" svg:height="0.816cm" svg:x="22.165cm" svg:y="12.088cm">
              <text:p text:style-name="P27"><text:span text:style-name="T7">100%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3" draw:text-style-name="P13" draw:layer="layout" svg:width="2.548cm" svg:height="2.116cm" svg:x="17.78cm" svg:y="12.08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4" draw:text-style-name="P28" draw:layer="layout" svg:width="1.819cm" svg:height="0.816cm" svg:x="18.138cm" svg:y="12.088cm">
              <text:p text:style-name="P27"><text:span text:style-name="T7">100%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3" draw:text-style-name="P13" draw:layer="layout" svg:width="2.549cm" svg:height="2.116cm" svg:x="13.758cm" svg:y="12.08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4" draw:text-style-name="P28" draw:layer="layout" svg:width="1.817cm" svg:height="0.816cm" svg:x="14.123cm" svg:y="12.088cm">
              <text:p text:style-name="P27"><text:span text:style-name="T7">100%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3" draw:text-style-name="P13" draw:layer="layout" svg:width="2.549cm" svg:height="2.116cm" svg:x="9.948cm" svg:y="12.08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4" draw:text-style-name="P28" draw:layer="layout" svg:width="1.821cm" svg:height="0.816cm" svg:x="10.313cm" svg:y="12.088cm">
              <text:p text:style-name="P27"><text:span text:style-name="T7">100%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3" draw:text-style-name="P13" draw:layer="layout" svg:width="2.548cm" svg:height="2.116cm" svg:x="5.715cm" svg:y="12.08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4" draw:text-style-name="P28" draw:layer="layout" svg:width="1.816cm" svg:height="0.816cm" svg:x="6.08cm" svg:y="12.088cm">
              <text:p text:style-name="P27"><text:span text:style-name="T7">100%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3" draw:text-style-name="P13" draw:layer="layout" svg:width="2.641cm" svg:height="2.116cm" svg:x="1.905cm" svg:y="12.08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4" draw:text-style-name="P28" draw:layer="layout" svg:width="1.815cm" svg:height="0.816cm" svg:x="2.27cm" svg:y="12.088cm">
              <text:p text:style-name="P27"><text:span text:style-name="T7">100%</text:span></text:p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3" draw:text-style-name="P13" draw:layer="layout" svg:width="6.337cm" svg:height="2.007cm" draw:transform="rotate (1.0471975511966) translate (3.471cm 13.009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33" draw:layer="layout" svg:width="2.245cm" svg:height="0.888cm" svg:x="5.243cm" svg:y="9.901cm">
            <text:p text:style-name="P20"><text:span text:style-name="T2">98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6.359cm" svg:height="1.601cm" draw:transform="rotate (1.0471975511966) translate (7.567cm 13.158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33" draw:layer="layout" svg:width="2.245cm" svg:height="0.888cm" svg:x="9.053cm" svg:y="9.69cm">
            <text:p text:style-name="P20"><text:span text:style-name="T2">90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6.262cm" svg:height="1.371cm" draw:transform="rotate (1.0471975511966) translate (11.649cm 13.355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33" draw:layer="layout" svg:width="2.244cm" svg:height="0.888cm" svg:x="13.286cm" svg:y="9.901cm">
            <text:p text:style-name="P20"><text:span text:style-name="T2">75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5.997cm" svg:height="1.208cm" draw:transform="rotate (1.0471975511966) translate (15.462cm 13.341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5cm" svg:height="0.888cm" svg:x="16.884cm" svg:y="10.113cm">
            <text:p text:style-name="P20"><text:span text:style-name="T2">50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5.746cm" svg:height="0.991cm" draw:transform="rotate (1.0471975511966) translate (19.743cm 13.375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4cm" svg:height="0.888cm" svg:x="20.695cm" svg:y="10.325cm">
            <text:p text:style-name="P20"><text:span text:style-name="T2">20%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33" draw:text-style-name="P13" draw:layer="layout" svg:width="5.292cm" svg:height="0.705cm" draw:transform="rotate (1.0471975511966) translate (24.075cm 13.393cm)">
            <text:p/>
            <draw:enhanced-geometry svg:viewBox="0 0 21600 21600" draw:text-areas="3375 ?f0 ?f5 ?f2" draw:type="striped-right-arrow" draw:modifiers="16200 5400" draw:enhanced-path="M 3375 ?f0 L ?f1 ?f0 ?f1 0 21600 10800 ?f1 21600 ?f1 ?f2 3375 ?f2 Z N M 0 ?f0 L 675 ?f0 675 ?f2 0 ?f2 Z N M 1350 ?f0 L 2700 ?f0 2700 ?f2 135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handle draw:handle-position="$0 $1" draw:handle-range-x-minimum="3375" draw:handle-range-x-maximum="21600" draw:handle-range-y-minimum="0" draw:handle-range-y-maximum="10800"/>
            </draw:enhanced-geometry>
          </draw:custom-shape>
          <draw:custom-shape draw:style-name="gr24" draw:text-style-name="P6" draw:layer="layout" svg:width="2.244cm" svg:height="0.888cm" svg:x="24.716cm" svg:y="10.536cm">
            <text:p text:style-name="P20"><text:span text:style-name="T2">2%</text:span></text:p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6" draw:layer="layout" svg:width="4.022cm" svg:height="2.142cm" svg:x="0.423cm" svg:y="11.03cm">
          <text:p text:style-name="P34"><text:span text:style-name="T2">auffallende Licht-menge: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5.292cm" svg:height="1.515cm" svg:x="1.905cm" svg:y="9.125cm">
          <text:p text:style-name="P34"><text:span text:style-name="T2">reflektierte Lichtmenge: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.856cm" svg:height="0.735cm" svg:x="7.62cm" svg:y="8.067cm">
          <text:p text:style-name="P35"><text:span text:style-name="T10">1,0204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.857cm" svg:height="0.735cm" svg:x="11.218cm" svg:y="8.067cm">
          <text:p text:style-name="P35"><text:span text:style-name="T10">1,1111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.857cm" svg:height="0.735cm" svg:x="15.028cm" svg:y="8.067cm">
          <text:p text:style-name="P35"><text:span text:style-name="T10">1,3333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.856cm" svg:height="0.735cm" svg:x="18.627cm" svg:y="8.067cm">
          <text:p text:style-name="P35"><text:span text:style-name="T10">2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.857cm" svg:height="0.735cm" svg:x="22.013cm" svg:y="8.067cm">
          <text:p text:style-name="P35"><text:span text:style-name="T10">5</text:span></text:p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.857cm" svg:height="0.735cm" svg:x="25.188cm" svg:y="8.067cm">
          <text:p text:style-name="P35"><text:span text:style-name="T10">50</text:span></text:p>
          <draw:enhanced-geometry svg:viewBox="0 0 21600 21600" draw:type="mso-spt202" draw:enhanced-path="M 0 0 L 21600 0 21600 21600 0 21600 0 0 Z N"/>
        </draw:custom-shape>
        <draw:frame draw:style-name="gr38" draw:text-style-name="P21" draw:layer="layout" svg:width="8.409cm" svg:height="1.19cm" svg:x="0.635cm" svg:y="6.797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frame draw:style-name="gr39" draw:text-style-name="P21" draw:layer="layout" svg:width="5.635cm" svg:height="1.041cm" svg:x="3.744cm" svg:y="4.68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custom-shape draw:style-name="gr36" draw:text-style-name="P31" draw:layer="layout" svg:width="1.905cm" svg:height="0.735cm" svg:x="8.89cm" svg:y="5.95cm">
          <text:p text:style-name="P35"><text:span text:style-name="T10">0,01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1.905cm" svg:height="0.735cm" svg:x="11.853cm" svg:y="5.95cm">
          <text:p text:style-name="P35"><text:span text:style-name="T10">0,04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1.905cm" svg:height="0.735cm" svg:x="15.24cm" svg:y="5.95cm">
          <text:p text:style-name="P35"><text:span text:style-name="T10">0,12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1.905cm" svg:height="0.735cm" svg:x="18.627cm" svg:y="5.95cm">
          <text:p text:style-name="P35"><text:span text:style-name="T10">0,30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1.905cm" svg:height="0.735cm" svg:x="21.802cm" svg:y="5.95cm">
          <text:p text:style-name="P35"><text:span text:style-name="T10">0,70</text:span></text:p>
          <draw:enhanced-geometry svg:viewBox="0 0 21600 21600" draw:type="mso-spt202" draw:enhanced-path="M 0 0 L 21600 0 21600 21600 0 21600 0 0 Z N"/>
        </draw:custom-shape>
        <draw:custom-shape draw:style-name="gr36" draw:text-style-name="P31" draw:layer="layout" svg:width="1.905cm" svg:height="0.735cm" svg:x="24.977cm" svg:y="5.95cm">
          <text:p text:style-name="P35"><text:span text:style-name="T10">1,7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922cm" svg:height="10.333cm" svg:x="1.773cm" svg:y="2.103cm" draw:page-number="8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Beispiel einer Remissionskurve (Magenta)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Beispiel einer Remissionskurve (Magenta)</text:p>
          </draw:text-box>
        </draw:frame>
        <draw:frame draw:style-name="gr40" draw:text-style-name="P21" draw:layer="layout" svg:width="18.23cm" svg:height="12.223cm" svg:x="4.643cm" svg:y="3.009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style-name="gr24" draw:text-style-name="P6" draw:layer="layout" svg:width="3.598cm" svg:height="1.371cm" svg:x="1.27cm" svg:y="7.052cm">
          <text:p text:style-name="P27"><text:span text:style-name="T11">Remission in %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3.598cm" svg:height="1.371cm" svg:x="11.642cm" svg:y="15.307cm">
          <text:p text:style-name="P27"><text:span text:style-name="T11">Wellenlänge in n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922cm" svg:height="10.333cm" svg:x="1.773cm" svg:y="2.103cm" draw:page-number="9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 Linotype1" svg:font-family="'Frutiger Linotype'" style:font-family-generic="roman" style:font-pitch="variable"/>
    <style:font-face style:name="Frutiger Linotype4" svg:font-family="'Frutiger Linotype'" style:font-adornments="Fett Kursiv" style:font-family-generic="roman" style:font-pitch="variable"/>
    <style:font-face style:name="Frutiger Linotype2" svg:font-family="'Frutiger Linotype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inotype" svg:font-family="'Frutiger Linotype'" style:font-family-generic="swiss" style:font-pitch="variable"/>
    <style:font-face style:name="Frutiger Linotype5" svg:font-family="'Frutiger Linotype'" style:font-adornments="Fett Kursiv" style:font-family-generic="swiss" style:font-pitch="variable"/>
    <style:font-face style:name="Frutiger Linotype3" svg:font-family="'Frutiger Linotype'" style:font-adornments="Standard" style:font-family-generic="swiss" style:font-pitch="variable"/>
    <style:font-face style:name="Times1" svg:font-family="Times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fill-image draw:name="Bitmape_20_1" draw:display-name="Bitmape 1" xlink:href="Pictures/1000000000000008000000081F65A3F3C219BC6D.png" xlink:type="simple" xlink:show="embed" xlink:actuate="onLoad"/>
    <draw:fill-image draw:name="Bitmape_20_2" draw:display-name="Bitmape 2" xlink:href="Pictures/1000000000000008000000089B81714DDCA7E3B3.png" xlink:type="simple" xlink:show="embed" xlink:actuate="onLoad"/>
    <draw:marker draw:name="Arrow" svg:viewBox="0 0 20 30" svg:d="M10 0l-10 30h20z"/>
    <draw:marker draw:name="Linienende_20_1" draw:display-name="Linienende 1" svg:viewBox="0 0 423 423" svg:d="M211 0l212 423h-423z"/>
    <draw:marker draw:name="Linienende_20_2" draw:display-name="Linienende 2" svg:viewBox="0 0 423 423" svg:d="M211 0l212 423h-423z"/>
    <draw:marker draw:name="Linienende_20_3" draw:display-name="Linienende 3" svg:viewBox="0 0 423 423" svg:d="M211 0l212 423h-423z"/>
    <draw:marker draw:name="Linienende_20_4" draw:display-name="Linienende 4" svg:viewBox="0 0 423 423" svg:d="M211 0l212 423h-423z"/>
    <draw:marker draw:name="msArrowEnd_20_5" draw:display-name="msArrowEnd 5" svg:viewBox="0 0 210 210" svg:d="M105 0l105 210h-210z"/>
    <draw:marker draw:name="msArrowOpenEnd_20_5" draw:display-name="msArrowOpenEnd 5" svg:viewBox="0 0 634 634" svg:d="M317 0l317 577-95 57-222-406-222 406-95-57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Frutiger Linotype3" fo:font-family="'Frutiger Linotype'" style:font-style-name="Standard" style:font-family-generic="swiss" style:font-pitch="variable" fo:font-size="16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rutiger Linotype3" fo:font-family="'Frutiger Linotype'" style:font-style-name="Standard" style:font-family-generic="swiss" style:font-pitch="variable" fo:font-size="25.799999237060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.7999992370605pt" style:font-style-asian="normal" style:font-weight-asian="normal" style:font-name-complex="Tahoma" style:font-family-complex="Tahoma" style:font-family-generic-complex="system" style:font-pitch-complex="variable" style:font-size-complex="25.7999992370605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min-height="11.049cm">
        <text:list-style style:name="Standard-outline1">
          <text:list-level-style-bullet text:level="1" text:bullet-char="•">
            <style:list-level-properties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2" text:bullet-char="•">
            <style:list-level-properties text:space-before="1.27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3" text:bullet-char="•">
            <style:list-level-properties text:space-before="2.54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4" text:bullet-char="•">
            <style:list-level-properties text:space-before="3.66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5" text:bullet-char="•">
            <style:list-level-properties text:space-before="4.7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6" text:bullet-char="•">
            <style:list-level-properties text:space-before="4.7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7" text:bullet-char="•">
            <style:list-level-properties text:space-before="4.7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8" text:bullet-char="•">
            <style:list-level-properties text:space-before="4.7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9" text:bullet-char="•">
            <style:list-level-properties text:space-before="4.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10" text:bullet-char="•">
            <style:list-level-properties text:space-before="5.4cm" text:min-label-width="0.6cm"/>
            <style:text-properties fo:font-family="'Frutiger Linotype'" style:font-style-name="Regular" style:font-family-generic="swiss" fo:color="#000080" fo:font-size="100%"/>
          </text:list-level-style-bullet>
        </text:list-style>
      </style:graphic-properties>
      <style:paragraph-properties fo:margin-left="0.792cm" fo:margin-right="0cm" fo:margin-top="0cm" fo:margin-bottom="0cm" fo:line-height="120%" fo:text-align="start" fo:text-indent="0cm" style:text-autospace="ideograph-alpha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Frutiger Linotype" fo:font-family="'Frutiger Linotype'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fo:font-size="18pt" fo:font-style="italic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fo:font-size="18pt" fo:font-style="italic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Arial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MT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66cm"/>
            <style:text-properties fo:font-family="'Arial MT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952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rutiger Linotype5" fo:font-family="'Frutiger Linotype'" style:font-style-name="Fett Kursiv" style:font-family-generic="swiss" style:font-pitch="variable" fo:font-size="18pt" fo:font-style="italic" fo:text-shadow="none" style:text-underline-style="none" fo:font-weight="bold" style:font-name-asian="Lucida Sans Unicode" style:font-family-asian="'Lucida Sans Unicode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Standard-title" style:family="presentation">
      <style:graphic-properties draw:stroke="none" draw:fill="none" draw:textarea-horizontal-align="left" draw:textarea-vertical-align="top" draw:auto-grow-height="true">
        <text:list-style style:name="Standard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line-through-type="none" style:text-position="0% 100%" style:font-name="Frutiger Linotype" fo:font-family="'Frutiger Linotype'" style:font-family-generic="swiss" style:font-pitch="variable" fo:font-size="20.1000003814697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26pt" style:font-style-asian="normal" style:font-weight-asian="bold" style:font-name-complex="Tahoma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52cm" fo:page-height="19.05cm" style:print-orientation="landscape"/>
    </style:page-layout>
    <style:page-layout style:name="PM1">
      <style:page-layout-properties fo:margin-top="0cm" fo:margin-bottom="0cm" fo:margin-left="0cm" fo:margin-right="0cm" fo:page-width="19.05cm" fo:page-height="27.52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svg:stroke-color="#ffffff" draw:fill="gradient" draw:fill-color="#cccccc" draw:fill-gradient-name="Gradient_20_7" draw:textarea-horizontal-align="justify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475cm" fo:min-width="0cm" fo:padding-top="0.125cm" fo:padding-bottom="0.125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475cm" fo:min-width="0cm" fo:padding-top="0.125cm" fo:padding-bottom="0.125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cccccc" draw:fill-gradient-name="Gradient_20_7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loext:graphic-properties draw:fill="none" draw:fill-color="#bbe0e3"/>
      <style:paragraph-properties fo:margin-left="0cm" fo:margin-right="0cm" fo:line-height="100%" fo:text-align="end" fo:text-indent="0cm" style:writing-mode="lr-tb"/>
      <style:text-properties style:font-name="Frutiger Linotype" fo:font-size="12pt" style:font-size-asian="12pt" style:font-size-complex="12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font-name="Frutiger Linotype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1pt" fo:language="de" fo:country="DE" style:font-size-asian="11pt" style:font-size-complex="11pt"/>
    </style:style>
    <text:list-style style:name="ML1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2" draw:layer="backgroundobjects" svg:width="11.942cm" svg:height="0.952cm" svg:x="0cm" svg:y="0.00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942cm" svg:height="0.952cm" svg:x="15.576cm" svg:y="0.001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942cm" svg:height="0.952cm" svg:x="0cm" svg:y="18.09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942cm" svg:height="0.952cm" svg:x="15.576cm" svg:y="18.097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10.216cm" svg:height="7.072cm" svg:x="2.021cm" svg:y="1.952cm" draw:page-number="1"/>
      <draw:page-thumbnail draw:layer="backgroundobjects" svg:width="10.216cm" svg:height="7.072cm" svg:x="2.021cm" svg:y="10.025cm"/>
      <draw:page-thumbnail draw:layer="backgroundobjects" svg:width="10.216cm" svg:height="7.072cm" svg:x="15.281cm" svg:y="1.952cm"/>
      <draw:page-thumbnail draw:layer="backgroundobjects" svg:width="10.216cm" svg:height="7.072cm" svg:x="15.281cm" svg:y="10.025cm"/>
    </style:handout-master>
    <style:master-page style:name="Standard" style:page-layout-name="PM0" draw:style-name="Mdp1">
      <draw:custom-shape presentation:style-name="Mpr1" draw:text-style-name="MP5" draw:layer="backgroundobjects" svg:width="28cm" svg:height="0.8cm" svg:x="-0.2cm" svg:y="2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" draw:text-style-name="MP5" draw:layer="backgroundobjects" svg:width="28cm" svg:height="1cm" svg:x="-0.2cm" svg:y="17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6.485cm" svg:height="11.049cm" svg:x="0.396cm" svg:y="2.297cm" presentation:class="outline" presentation:placeholder="true">
        <draw:text-box/>
      </draw:frame>
      <draw:frame presentation:style-name="Standard-title" draw:layer="backgroundobjects" svg:width="26.692cm" svg:height="2cm" svg:x="0.397cm" svg:y="0.2cm" presentation:class="title" presentation:placeholder="true">
        <draw:text-box/>
      </draw:frame>
      <draw:custom-shape draw:style-name="Mgr3" draw:text-style-name="MP7" draw:layer="backgroundobjects" svg:width="26.54cm" svg:height="1.02cm" svg:x="0.5cm" svg:y="17.98cm">
        <text:p text:style-name="MP6"><text:span text:style-name="MT2"><text:author-name text:fixed="false">Robert Johnen</text:author-name></text:span><text:span text:style-name="MT2"><text:s/>| </text:span><text:span text:style-name="MT2"><text:date style:data-style-name="D1" text:date-value="2019-02-20">20.02.19</text:date></text:span><text:span text:style-name="MT2"><text:s/>| Seite </text:span><text:span text:style-name="MT2"><text:page-number>&lt;Foliennummer&gt;</text:page-number></text:span><text:span text:style-name="MT2">/</text:span><text:span text:style-name="MT2"><text:page-count>9</text:page-count></text:span></text:p>
        <text:p text:style-name="MP6"><text:span text:style-name="MT2"><text:file-name text:display="full">/home/robert/AuW/Ausbildung/Medientechnologen Druck/Praesentationen/022 Densitometrie.odp</text:file-name></text:span><text:span text:style-name="MT2"><text:s/></text:span></text:p>
        <draw:enhanced-geometry svg:viewBox="0 0 21600 21600" draw:type="rectangle" draw:enhanced-path="M 0 0 L 21600 0 21600 21600 0 21600 0 0 Z N"/>
      </draw:custom-shape>
      <presentation:notes style:page-layout-name="PM1">
        <draw:rect draw:style-name="Mgr4" draw:text-style-name="MP8" draw:layer="backgroundobjects" svg:width="19.05cm" svg:height="27.52cm" svg:x="0cm" svg:y="0cm">
          <text:p/>
        </draw:rect>
        <draw:frame presentation:style-name="Mpr2" draw:text-style-name="MP10" draw:layer="backgroundobjects" svg:width="8.255cm" svg:height="1.48cm" svg:x="-0.001cm" svg:y="-0.001cm" presentation:class="header">
          <draw:text-box>
            <text:p text:style-name="MP9"><text:span text:style-name="MT3"><presentation:header/></text:span></text:p>
          </draw:text-box>
        </draw:frame>
        <draw:frame presentation:style-name="Mpr2" draw:text-style-name="MP12" draw:layer="backgroundobjects" svg:width="8.255cm" svg:height="1.48cm" svg:x="10.793cm" svg:y="-0.001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Standard-title" draw:layer="backgroundobjects" svg:width="15.399cm" svg:height="10.378cm" svg:x="1.829cm" svg:y="2.112cm" presentation:class="page"/>
        <draw:frame presentation:style-name="Standard-notes" draw:layer="backgroundobjects" svg:width="13.97cm" svg:height="12.283cm" svg:x="2.538cm" svg:y="13.123cm" presentation:class="notes" presentation:placeholder="true">
          <draw:text-box/>
        </draw:frame>
        <draw:frame presentation:style-name="Mpr3" draw:text-style-name="MP10" draw:layer="backgroundobjects" svg:width="8.255cm" svg:height="1.48cm" svg:x="-0.001cm" svg:y="26.036cm" presentation:class="footer">
          <draw:text-box>
            <text:p text:style-name="MP9"><text:span text:style-name="MT3"><presentation:footer/></text:span></text:p>
          </draw:text-box>
        </draw:frame>
        <draw:frame presentation:style-name="Mpr3" draw:text-style-name="MP12" draw:layer="backgroundobjects" svg:width="8.255cm" svg:height="1.48cm" svg:x="10.793cm" svg:y="26.036cm" presentation:class="page-number">
          <draw:text-box>
            <text:p text:style-name="MP11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20$Build-3</meta:generator>
    <meta:creation-date>2007-07-11T14:05:14</meta:creation-date>
    <dc:date>2019-02-20T16:06:58.663745917</dc:date>
    <dc:language>de-DE</dc:language>
    <meta:editing-cycles>10</meta:editing-cycles>
    <meta:editing-duration>PT19M53S</meta:editing-duration>
    <dc:creator>Robert Johnen</dc:creator>
    <meta:document-statistic meta:object-count="227"/>
    <meta:user-defined meta:name="Info 1"/>
    <meta:user-defined meta:name="Info 2"/>
    <meta:user-defined meta:name="Info 3"/>
    <meta:user-defined meta:name="Info 4"/>
  </office:meta>
</office:document-meta>
</file>